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31ff" officeooo:paragraph-rsid="001731ff"/>
    </style:style>
    <style:style style:name="P2" style:family="paragraph" style:parent-style-name="Standard">
      <style:text-properties fo:language="pl" fo:country="PL" officeooo:rsid="001731ff" officeooo:paragraph-rsid="001731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rd bezugnehmend auf die Verfügung des Gerichtes vom 19.12.2016 der Rechtsstreit bezüglich des Beklagten Ziff 2, Herrn Mateusz Korycinski, für erledigt erklart.</text:p>
      <text:p text:style-name="P1"/>
      <text:p text:style-name="P1">Das erledigende Ereignis des Auszuges von Herrn Korzcinski ist nach eigenen Angaben des Beklagten ziff. 2 im Schriftsatz vim 29.11.2016 nach der Klageerhebung eingetreten </text:p>
      <text:p text:style-name="P1"/>
      <text:p text:style-name="P2"><text:bookmark text:name="result_box"/>jest wyjaśnione w odniesieniu do postanowienia Sądu z dnia 19.12.2016, spór co do klauzuli 2 pozwanego, pan Mateusz Koryciński, uregulowane.<text:line-break/><text:line-break/>The-zrób wydarzenie wyjścia z panem Korzcinski jest Ziff roszczenia do pozwanego. 2 wystąpił w piśmie vim 11/29/2016 po akcji</text:p>
      <text:p text:style-name="P1"/>
      <text:p text:style-name="P1"/>
      <text:p text:style-name="P1">Der Beklagte Ziffer 2 hat gemäß § 91a Abs. 1 ZPO Gelengenheit zur Stellungnahme innerhalb einer Notfrist von zwei Wochen ab Zustellung des Schriftsatzes der Prozessbevollmächtigen des Klägers vom 3 Januar 2017.</text:p>
      <text:p text:style-name="P1"/>
      <text:p text:style-name="P1">Es wird darauf hingewiessen, dass das Gericht über die Kosten des Rechtsstreits, soweit der Beklagte Ziffer 2 betroffen ist, unter Berücksichtigung des bisherigen Sachund Streitstandes nach biligem Ermessen durch Beschluss entscheiden wird, wenn der Erledigungserklärung nicht innerhalb einer Notfrist von zwei Wochen seit der Zustellung des oben genannten Schriftsatzes widersprochen wird. </text:p>
      <text:p text:style-name="P1"/>
      <text:p text:style-name="P2"><text:bookmark text:name="result_box1"/>Pozwany § 2 Na podstawie § 91a par. 1 ZPO skok na tym, by wypowiedzieć się w ustawowym terminie dwóch tygodni od otrzymania kompletu dokumentów z Prozessbevollmächtigen skarżącemu w dniu 3 stycznia 2017 r.<text:line-break/><text:line-break/>Jest hingewiessen że orzeczenie o kosztach postępowania, chyba że pozwany Ustęp 2 dotyczy, podejmie decyzję biorąc pod uwagę niedawne Sachund sporów, zgodnie biligem dyskrecję w drodze decyzji, jeżeli polityka rozliczenia nie stanowi w ustawowym terminie dwóch tygodni po porodzie powyżej...</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0:42:49.852224920</meta:creation-date>
    <dc:date>2017-01-17T20:53:32.094318682</dc:date>
    <meta:editing-duration>PT32S</meta:editing-duration>
    <meta:editing-cycles>1</meta:editing-cycles>
    <meta:document-statistic meta:table-count="0" meta:image-count="0" meta:object-count="0" meta:page-count="1" meta:paragraph-count="6" meta:word-count="242" meta:character-count="1698" meta:non-whitespace-character-count="1458"/>
    <meta:generator>LibreOffice/5.2.3.1$Linux_X86_64 LibreOffice_project/20m0$Build-1</meta:generator>
  </office:meta>
</office:document-meta>
</file>